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ludeTransformer.setup( SourceResolver resolver , Map om , String src , 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IncludeXMLPipe.decrementThrea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Transformer.Include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Buffer.toSAX( ContentHandler contentHandl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cludeTransformer.getValidi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cludeTransformer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XMLPipe.endDocum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ludeTransformer.ge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Pipe.characters( char [ ] data , int offset , int leng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cludeTransformer.startPrefixMapping( String prefix , String ns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XMLPipe.incrementThre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XMLPipe.waitForThread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cludeXMLPipe.push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Transformer.setConsumer( XMLConsumer 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XMLPipe.IncludeXMLPi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Element.IncludeElement( String base , boolean parallel , boolean recursive , boolean recursiveParallel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Transformer.setContentHandler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Element.process0( ContentHandler contentHandler , LexicalHandler lexicalHandler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">
            <text:p text:style-name="Table_20_Contents">4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IncludeXMLPipe.endElement( String uri , String localName , String qNam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IncludeTransformer.endPrefixMapping( String prefi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Transform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cludeTransformer.enableLogging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XMLPipe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ncludeBuffer.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IncludeXMLPipe.IncludeXMLPipe( Logger logger , ContentHandler contentHandler , LexicalHandler lexicalHandler , boolean recursive , boolean parallel , boolean recursiveParall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ludeXMLPipe.startDocu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cludeTransformer.setLexicalHandler( Lexical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Buffer.IncludeBuffer( Include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cludeTransformer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cludeXMLPipe.po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ncludeXMLPipe.startElement( String uri , String localName , String qName , Attributes atts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6">
            <text:p text:style-name="Table_20_Contents">26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IncludeXMLPipe.setDocumentLocator( Locator loc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cludeTransform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cludeElement.process( SaxBuffer buff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IncludeElement.process( ContentHandler contentHandler , LexicalHandler lexical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IncludeTransform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